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forces 190C STL Report</text:p>
      <text:p text:style-name="Standard">write by GestaltLur</text:p>
      <text:p text:style-name="Standard">題目大意</text:p>
      <text:p text:style-name="Standard"><text:tab/>給你一個僅包含pair和int的序列表示一個數據類型(type)，讓你給這個序列添加"&lt;","&gt;",","使其符合type := int | <text:s/>pair&lt;type,type&gt;的語法規則，如果不符合這個規則則輸出“Error occurred</text:p>
      <text:p text:style-name="Standard">”。</text:p>
      <text:p text:style-name="Standard">算法分析</text:p>
      <text:p text:style-name="Standard"><text:tab/>因為給出的語法規則本身就是一種遞歸的定義，可以考慮用遞歸的方式處理輸入序列。設輸入的序列為&lt;s1,s2...si…sn&gt;，work(i)是給si後添加相應符號的函數。</text:p>
      <text:p text:style-name="Standard"><text:tab/>首先如果si="int"，給答案字符串後添加“int,”,返回i+1,如果si="pair"，因為若是合法序列則有pair&lt;type,type&gt;的形式，所以首先添加"pair&lt;",然後調用work(i+1),假設work(i+1)返回值為j,則添加","後接著調用work(j)，設k=work(j),最後添加“&gt;”。如果k&lt;=n,那麽繼續調用work(k)。</text:p>
      <text:p text:style-name="Standard"><text:tab/>判斷類型的定義是否合法的條件可以是左右括號數量相等，并且生成的類型包含了所有的n個序列。</text:p>
      <text:p text:style-name="Standard">參考代碼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#include&lt;iostream&gt;</text:p>
            <text:p text:style-name="Table_20_Contents">#include&lt;cstdlib&gt;</text:p>
            <text:p text:style-name="Table_20_Contents">#include&lt;cstdio&gt;</text:p>
            <text:p text:style-name="Table_20_Contents">#include&lt;cstring&gt;</text:p>
            <text:p text:style-name="Table_20_Contents">#include&lt;string&gt;</text:p>
            <text:p text:style-name="Table_20_Contents">#include&lt;vector&gt;</text:p>
            <text:p text:style-name="Table_20_Contents">#include&lt;cmath&gt;</text:p>
            <text:p text:style-name="Table_20_Contents">#define MAXN 1000005</text:p>
            <text:p text:style-name="Table_20_Contents">using namespace std;</text:p>
            <text:p text:style-name="Table_20_Contents"/>
            <text:p text:style-name="Table_20_Contents">int n;</text:p>
            <text:p text:style-name="Table_20_Contents">int tot , cnt , lb , rb , cur;</text:p>
            <text:p text:style-name="Table_20_Contents">string a[ MAXN ] , ans ;</text:p>
            <text:p text:style-name="Table_20_Contents">bool sync_with_stdio( bool sync = false );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 = 0 , sz;</text:p>
            <text:p text:style-name="Table_20_Contents"><text:s text:c="2"/>string ori;</text:p>
            <text:p text:style-name="Table_20_Contents"><text:s text:c="2"/>cin&gt;&gt;n;</text:p>
            <text:p text:style-name="Table_20_Contents"/>
            <text:p text:style-name="Table_20_Contents"><text:s text:c="2"/>getline( cin , ori );</text:p>
            <text:p text:style-name="Table_20_Contents"><text:s text:c="2"/>getline( cin , ori );</text:p>
            <text:p text:style-name="Table_20_Contents"><text:s text:c="2"/>sz = ori.size();</text:p>
            <text:p text:style-name="Table_20_Contents"/>
            <text:p text:style-name="Table_20_Contents"><text:s text:c="2"/>while( i &lt; sz)</text:p>
            <text:p text:style-name="Table_20_Contents"><text:s text:c="4"/>{</text:p>
            <text:p text:style-name="Table_20_Contents"><text:s text:c="6"/>if( ori[ i ] == 'i' ) { a[ ++ tot ] = "int"; ++ cnt; i += 4; }</text:p>
            <text:p text:style-name="Table_20_Contents"><text:s text:c="6"/>else { a[ ++ tot ] = "pair"; i += 5; }</text:p>
            <text:p text:style-name="Table_20_Contents"><text:s text:c="4"/>}</text:p>
            <text:p text:style-name="Table_20_Contents"/>
            <text:p text:style-name="Table_20_Contents"><text:soft-page-break/><text:s text:c="2"/>return ;</text:p>
            <text:p text:style-name="Table_20_Contents">}</text:p>
            <text:p text:style-name="Table_20_Contents"/>
            <text:p text:style-name="Table_20_Contents">int work( int pos )</text:p>
            <text:p text:style-name="Table_20_Contents">{</text:p>
            <text:p text:style-name="Table_20_Contents"><text:s text:c="2"/>if( a[ pos ] == "int" )</text:p>
            <text:p text:style-name="Table_20_Contents"><text:s text:c="4"/>{</text:p>
            <text:p text:style-name="Table_20_Contents"><text:s text:c="6"/>ans += "int";</text:p>
            <text:p text:style-name="Table_20_Contents"><text:s text:c="6"/>cur = pos + 1;</text:p>
            <text:p text:style-name="Table_20_Contents"><text:s text:c="6"/>return pos + 1;</text:p>
            <text:p text:style-name="Table_20_Contents"><text:s text:c="4"/>}</text:p>
            <text:p text:style-name="Table_20_Contents"><text:s text:c="2"/>else</text:p>
            <text:p text:style-name="Table_20_Contents"><text:s text:c="4"/>{</text:p>
            <text:p text:style-name="Table_20_Contents"><text:s text:c="6"/>ans += "pair&lt;";</text:p>
            <text:p text:style-name="Table_20_Contents"><text:s text:c="6"/>++ lb;</text:p>
            <text:p text:style-name="Table_20_Contents"><text:s text:c="6"/>if( pos + 1 &lt;= tot )</text:p>
            <text:p text:style-name="Table_20_Contents"><text:s text:c="8"/>{</text:p>
            <text:p text:style-name="Table_20_Contents"><text:s text:c="10"/>int next = work( pos + 1 );</text:p>
            <text:p text:style-name="Table_20_Contents"><text:s text:c="10"/>ans += ",";</text:p>
            <text:p text:style-name="Table_20_Contents"><text:s text:c="10"/>if( next &lt;= tot )</text:p>
            <text:p text:style-name="Table_20_Contents"><text:s text:c="12"/>{</text:p>
            <text:p text:style-name="Table_20_Contents"><text:s text:c="14"/>next = work( next );</text:p>
            <text:p text:style-name="Table_20_Contents"><text:s text:c="14"/>ans += "&gt;";</text:p>
            <text:p text:style-name="Table_20_Contents"><text:s text:c="14"/>++ rb;</text:p>
            <text:p text:style-name="Table_20_Contents"><text:s text:c="14"/>cur = next;</text:p>
            <text:p text:style-name="Table_20_Contents"><text:s text:c="14"/>return next;</text:p>
            <text:p text:style-name="Table_20_Contents"><text:s text:c="12"/>}</text:p>
            <text:p text:style-name="Table_20_Contents"><text:s text:c="8"/>}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 out()</text:p>
            <text:p text:style-name="Table_20_Contents">{</text:p>
            <text:p text:style-name="Table_20_Contents"><text:s text:c="2"/>if( ( rb not_eq lb ) or cur &lt;= tot )</text:p>
            <text:p text:style-name="Table_20_Contents"><text:s text:c="4"/>cout&lt;&lt;"Error occurred\n";</text:p>
            <text:p text:style-name="Table_20_Contents"><text:s text:c="2"/>else</text:p>
            <text:p text:style-name="Table_20_Contents"><text:s text:c="4"/>cout&lt;&lt;ans&lt;&lt;"\n"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2"/>init();</text:p>
            <text:p text:style-name="Table_20_Contents"><text:soft-page-break/></text:p>
            <text:p text:style-name="Table_20_Contents"><text:s text:c="2"/>work( 1 );</text:p>
            <text:p text:style-name="Table_20_Contents"><text:s text:c="2"/></text:p>
            <text:p text:style-name="Table_20_Contents"><text:s text:c="2"/>out();</text:p>
            <text:p text:style-name="Table_20_Contents"/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 Condensed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stapolur </meta:initial-creator>
    <meta:creation-date>2012-05-21T20:47:17</meta:creation-date>
    <dc:date>2012-05-21T22:54:15</dc:date>
    <dc:creator>gestapolur </dc:creator>
    <meta:editing-duration>PT2H7M3S</meta:editing-duration>
    <meta:editing-cycles>10</meta:editing-cycles>
    <meta:generator>LibreOffice/3.4$Linux LibreOffice_project/340m1$Build-402</meta:generator>
    <meta:document-statistic meta:table-count="1" meta:image-count="0" meta:object-count="0" meta:page-count="3" meta:paragraph-count="81" meta:word-count="288" meta:character-count="1630" meta:non-whitespace-character-count="1309"/>
  </office:meta>
</office:document-meta>
</file>